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191.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v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ersion</text:p>
          </table:table-cell>
          <table:table-cell/>
          <table:table-cell table:style-name="ce4" office:value-type="string" calcext:value-type="string">
            <text:p>Generic events</text:p>
          </table:table-cell>
        </table:table-row>
        <table:table-row table:style-name="ro1">
          <table:table-cell office:value-type="string" calcext:value-type="string">
            <text:p>login_with_fb</text:p>
          </table:table-cell>
          <table:table-cell table:number-columns-repeated="4"/>
          <table:table-cell office:value-type="string" calcext:value-type="string">
            <text:p>open_screen_$screenName</text:p>
          </table:table-cell>
        </table:table-row>
        <table:table-row table:style-name="ro1">
          <table:table-cell office:value-type="string" calcext:value-type="string">
            <text:p>login_with_fb_success</text:p>
          </table:table-cell>
          <table:table-cell table:number-columns-repeated="4"/>
          <table:table-cell office:value-type="string" calcext:value-type="string">
            <text:p>finish_screen_$screenName</text:p>
          </table:table-cell>
        </table:table-row>
        <table:table-row table:style-name="ro1">
          <table:table-cell table:style-name="ce2" office:value-type="string" calcext:value-type="string">
            <text:p>login_with_fb_error</text:p>
          </table:table-cell>
          <table:table-cell table:number-columns-repeated="4"/>
          <table:table-cell office:value-type="string" calcext:value-type="string">
            <text:p>back_screen_$screenName</text:p>
          </table:table-cell>
        </table:table-row>
        <table:table-row table:style-name="ro1">
          <table:table-cell office:value-type="string" calcext:value-type="string">
            <text:p>login_with_fb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goo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google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with_google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as_gu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as_guest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as_guest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ing_account_button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email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with_email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zard_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first_step_comple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egister_with_email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elect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elect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scroll_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scroll_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like_double_t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li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unli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comment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share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ownload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open_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button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op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cl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logo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share_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feedb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about_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log_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double_tap_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scro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_start_writing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send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author_name_click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profile_pic_click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_scroll_up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_scroll_down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ost_details_preview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zoom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gall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crop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crop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write_de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succ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missing_descrip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pload_post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_profile</text:p>
          </table:table-cell>
          <table:table-cell office:value-type="string" calcext:value-type="string">
            <text:p>user_id: $userId user_mail: $user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_my_profile</text:p>
          </table:table-cell>
          <table:table-cell office:value-type="string" calcext:value-type="string">
            <text:p>user_id: $userId user_mail: $user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_scroll_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scroll_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post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header_clic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23:47:43.983190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7T23:48:23.801583522</dc:date>
    <meta:editing-duration>PT47M34S</meta:editing-duration>
    <meta:editing-cycles>15</meta:editing-cycles>
    <meta:document-statistic meta:table-count="1" meta:cell-count="92" meta:object-count="0"/>
  </office:meta>
</office:document-meta>
</file>